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3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95cm" table:align="left" style:shadow="#808080 0.18cm 0.18cm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2.764cm"/>
    </style:style>
    <style:style style:name="Table1.C" style:family="table-column">
      <style:table-column-properties style:column-width="4.036cm"/>
    </style:style>
    <style:style style:name="Table1.D" style:family="table-column">
      <style:table-column-properties style:column-width="3.401cm"/>
    </style:style>
    <style:style style:name="Table1.E" style:family="table-column">
      <style:table-column-properties style:column-width="3.395cm"/>
    </style:style>
    <style:style style:name="Table1.A1" style:family="table-cell">
      <style:table-cell-properties fo:background-color="#ff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ff9999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e707c" officeooo:paragraph-rsid="000e707c"/>
    </style:style>
    <style:style style:name="P2" style:family="paragraph" style:parent-style-name="Table_20_Contents">
      <style:paragraph-properties fo:text-align="center" style:justify-single-word="false"/>
      <style:text-properties fo:font-size="20pt" officeooo:rsid="000accbd" officeooo:paragraph-rsid="000accbd"/>
    </style:style>
    <style:style style:name="P3" style:family="paragraph" style:parent-style-name="Table_20_Contents">
      <style:paragraph-properties fo:text-align="center" style:justify-single-word="false"/>
      <style:text-properties fo:font-size="22pt" officeooo:rsid="000accbd" officeooo:paragraph-rsid="000accbd"/>
    </style:style>
    <style:style style:name="P4" style:family="paragraph" style:parent-style-name="Table_20_Contents">
      <style:paragraph-properties fo:text-align="start" style:justify-single-word="false"/>
      <style:text-properties style:font-name="FreeSans1" fo:font-size="16pt" officeooo:rsid="000accbd" officeooo:paragraph-rsid="000accbd"/>
    </style:style>
    <style:style style:name="P5" style:family="paragraph" style:parent-style-name="Table_20_Contents">
      <style:paragraph-properties fo:text-align="center" style:justify-single-word="false"/>
      <style:text-properties style:font-name="FreeSans1" fo:font-size="16pt" officeooo:rsid="000accbd" officeooo:paragraph-rsid="000accbd"/>
    </style:style>
    <style:style style:name="P6" style:family="paragraph" style:parent-style-name="Table_20_Contents">
      <style:paragraph-properties fo:text-align="start" style:justify-single-word="false"/>
      <style:text-properties style:font-name="FreeSans1" fo:font-size="14pt" officeooo:rsid="000accbd" officeooo:paragraph-rsid="000accbd"/>
    </style:style>
    <style:style style:name="P7" style:family="paragraph" style:parent-style-name="Table_20_Contents">
      <style:paragraph-properties fo:text-align="start" style:justify-single-word="false"/>
      <style:text-properties fo:color="#009900" style:text-outline="false" style:text-line-through-style="none" style:text-line-through-type="none" style:font-name="FreeSans" fo:font-size="13.5pt" fo:font-style="normal" fo:text-shadow="none" style:text-underline-style="none" fo:font-weight="normal" officeooo:rsid="000accbd" officeooo:paragraph-rsid="000accbd" style:letter-kerning="true" style:font-name-asian="DejaVu Sans" style:font-size-asian="13.5pt" style:font-style-asian="normal" style:font-weight-asian="normal" style:font-name-complex="Liberation Sans2" style:font-size-complex="12pt" style:text-emphasize="none"/>
    </style:style>
    <style:style style:name="P8" style:family="paragraph" style:parent-style-name="Table_20_Contents">
      <style:paragraph-properties fo:text-align="start" style:justify-single-word="false"/>
      <style:text-properties fo:color="#cc00cc" style:font-name="FreeSans1" fo:font-size="14pt" officeooo:rsid="000accbd" officeooo:paragraph-rsid="000accbd"/>
    </style:style>
    <style:style style:name="P9" style:family="paragraph" style:parent-style-name="Table_20_Contents">
      <style:paragraph-properties fo:text-align="start" style:justify-single-word="false"/>
      <style:text-properties fo:color="#0000ff" style:font-name="FreeSans1" fo:font-size="14pt" officeooo:rsid="000accbd" officeooo:paragraph-rsid="000accbd"/>
    </style:style>
    <style:style style:name="P10" style:family="paragraph" style:parent-style-name="Default">
      <style:paragraph-properties fo:text-align="start" style:justify-single-word="false"/>
      <style:text-properties fo:color="#009933" fo:font-size="20pt" officeooo:paragraph-rsid="000d3e13"/>
    </style:style>
    <style:style style:name="P11" style:family="paragraph" style:parent-style-name="Default">
      <style:paragraph-properties fo:text-align="start" style:justify-single-word="false"/>
      <style:text-properties fo:color="#009933" fo:font-size="20pt" officeooo:rsid="000accbd" officeooo:paragraph-rsid="000d3e13"/>
    </style:style>
    <style:style style:name="P12" style:family="paragraph" style:parent-style-name="Default">
      <style:paragraph-properties fo:text-align="start" style:justify-single-word="false"/>
      <style:text-properties fo:color="#009900" style:text-outline="false" style:text-line-through-style="none" style:text-line-through-type="none" style:font-name="FreeSans" fo:font-size="13.5pt" fo:font-style="normal" fo:text-shadow="none" style:text-underline-style="none" fo:font-weight="normal" officeooo:rsid="000accbd" style:letter-kerning="true" style:font-name-asian="DejaVu Sans" style:font-size-asian="13.5pt" style:font-style-asian="normal" style:font-weight-asian="normal" style:font-name-complex="Liberation Sans2" style:font-size-complex="12pt" style:text-emphasize="none"/>
    </style:style>
    <style:style style:name="P13" style:family="paragraph" style:parent-style-name="Table_20_Contents">
      <style:paragraph-properties fo:text-align="start" style:justify-single-word="false"/>
      <style:text-properties fo:color="#0000ff" style:font-name="FreeSans1" fo:font-size="14pt" officeooo:rsid="000accbd" officeooo:paragraph-rsid="0014e27e"/>
    </style:style>
    <style:style style:name="P14" style:family="paragraph" style:parent-style-name="Table_20_Contents">
      <style:paragraph-properties fo:text-align="start" style:justify-single-word="false"/>
      <style:text-properties fo:color="#0000ff" style:font-name="FreeSans1" fo:font-size="12pt" officeooo:rsid="000accbd" officeooo:paragraph-rsid="0014e27e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style:text-position="sub 58%" officeooo:rsid="0014e27e"/>
    </style:style>
    <style:style style:name="T4" style:family="text">
      <style:text-properties fo:color="#009900" style:font-name="Liberation Sans1" fo:font-size="13.5pt" style:font-size-asian="13.5pt"/>
    </style:style>
    <style:style style:name="T5" style:family="text">
      <style:text-properties fo:color="#009900" style:text-position="-40% 100%" fo:font-size="13.5pt" style:font-size-asian="13.5pt"/>
    </style:style>
    <style:style style:name="T6" style:family="text">
      <style:text-properties fo:color="#009900" style:text-position="-40% 100%" fo:font-size="7.5pt" officeooo:rsid="000d3e13" style:font-size-asian="13.5pt" style:font-size-complex="12pt"/>
    </style:style>
    <style:style style:name="T7" style:family="text">
      <style:text-properties fo:color="#009900" fo:font-size="13.5pt" style:font-size-asian="13.5pt"/>
    </style:style>
    <style:style style:name="T8" style:family="text">
      <style:text-properties style:text-position="-40% 100%"/>
    </style:style>
    <style:style style:name="T9" style:family="text">
      <style:text-properties style:text-position="-40% 100%" fo:font-size="7.5pt"/>
    </style:style>
    <style:style style:name="T10" style:family="text">
      <style:text-properties officeooo:rsid="0014e2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i</text:p>
          </table:table-cell>
          <table:table-cell table:style-name="Table1.A1" office:value-type="string">
            <text:p text:style-name="P2">alpha <text:span text:style-name="T2">i-1</text:span></text:p>
          </table:table-cell>
          <table:table-cell table:style-name="Table1.A1" office:value-type="string">
            <text:p text:style-name="P2">a <text:span text:style-name="T1">i-1</text:span></text:p>
          </table:table-cell>
          <table:table-cell table:style-name="Table1.A1" office:value-type="string">
            <text:p text:style-name="P3">d <text:span text:style-name="T1">i</text:span></text:p>
          </table:table-cell>
          <table:table-cell table:style-name="Table1.E1" office:value-type="string">
            <text:p text:style-name="P2">theta <text:span text:style-name="T1">i</text:span>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3">d<text:span text:style-name="T3">1</text:span>= <text:span text:style-name="T10">341</text:span>mm</text:p>
          </table:table-cell>
          <table:table-cell table:style-name="Table1.E2" office:value-type="string">
            <text:p text:style-name="P6">θ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3" office:value-type="string">
            <text:p text:style-name="P12">α<text:span text:style-name="T9">1</text:span><text:span text:style-name="T8"> </text:span>= -90°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9">0</text:p>
          </table:table-cell>
          <table:table-cell table:style-name="Table1.E2" office:value-type="string">
            <text:p text:style-name="P6">θ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8">a<text:span text:style-name="T1">2</text:span> = 400mm</text:p>
          </table:table-cell>
          <table:table-cell table:style-name="Table1.A2" office:value-type="string">
            <text:p text:style-name="P9">d<text:span text:style-name="T1">3</text:span>= 49mm</text:p>
          </table:table-cell>
          <table:table-cell table:style-name="Table1.E2" office:value-type="string">
            <text:p text:style-name="P6">θ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11"><text:span text:style-name="T4">α</text:span><text:span text:style-name="T6">3</text:span><text:span text:style-name="T5"> </text:span><text:span text:style-name="T7">= 90</text:span><text:span text:style-name="T4">°</text:span>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9">d<text:span text:style-name="T1">4 </text:span>= 400mm</text:p>
          </table:table-cell>
          <table:table-cell table:style-name="Table1.E2" office:value-type="string">
            <text:p text:style-name="P6">θ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10"><text:span text:style-name="T4">α</text:span><text:span text:style-name="T6">4</text:span><text:span text:style-name="T5"> </text:span><text:span text:style-name="T7">= -90</text:span><text:span text:style-name="T4">°</text:span>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9">0</text:p>
          </table:table-cell>
          <table:table-cell table:style-name="Table1.E2" office:value-type="string">
            <text:p text:style-name="P4">θ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11"><text:span text:style-name="T4">α</text:span><text:span text:style-name="T6">5</text:span><text:span text:style-name="T5"> </text:span><text:span text:style-name="T7">= 90</text:span><text:span text:style-name="T4">°</text:span>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14">d<text:span text:style-name="T3">6</text:span>= <text:span text:style-name="T10">105</text:span>mm</text:p>
          </table:table-cell>
          <table:table-cell table:style-name="Table1.E2" office:value-type="string">
            <text:p text:style-name="P6">θ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3" svg:font-family="FreeSans" style:font-family-generic="swiss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3:25:28.320106782</meta:creation-date>
    <dc:date>2018-05-03T19:19:20.361079947</dc:date>
    <meta:editing-duration>PT5H32M36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1" meta:paragraph-count="35" meta:word-count="54" meta:character-count="126" meta:non-whitespace-character-count="107"/>
  </office:meta>
</office:document-meta>
</file>